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5983b0" draw:fill-color="#dee6ef" draw:textarea-horizontal-align="justify" draw:textarea-vertical-align="middle" draw:auto-grow-height="false" fo:min-height="1.448cm" fo:min-width="3.0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.25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dee6e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tarvato Airlines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Germano Lorenz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custom-shape draw:style-name="gr2" draw:text-style-name="P3" draw:layer="layout" svg:width="5cm" svg:height="2.4cm" svg:x="0.6cm" svg:y="4.6cm">
          <text:p text:style-name="P2"><text:span text:style-name="T1">L’utente sceglie il tipo di</text:span></text:p>
          <text:p text:style-name="P2"><text:span text:style-name="T1">prenota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1.4cm" svg:x="5.8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0:50:18.710563453</meta:creation-date>
    <meta:editing-duration>PT2M19S</meta:editing-duration>
    <meta:editing-cycles>2</meta:editing-cycles>
    <meta:generator>LibreOffice/6.4.7.2$Linux_X86_64 LibreOffice_project/40$Build-2</meta:generator>
    <dc:title>Alizarin</dc:title>
    <dc:date>2022-04-26T10:52:37.636561981</dc:date>
    <meta:document-statistic meta:object-count="46"/>
  </office:meta>
</office:document-meta>
</file>